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EAT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Hogar unipersonal -6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ogar unipersonal +65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ogar con un solo +18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+ Adultos y 1 meno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+ Adultos y 2 meno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+ Adultos y 3+ meno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adultos (sin menores y alguno +65)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+ adultos (sin menores y alguno +65)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 adulto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+ adult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ECH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Persona sola menor de 65 año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ersona sola de 65 años o más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Madre/padre solo con algún hijo menor de 25 añ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Madre/padre solo con algún hijo todos mayores de 24 año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Pareja sin hijos que convivan en el hoga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reja con hijos de ambos miembros que conviven en el hogar alguno menor de 25 años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Pareja con hijos de ambos miembros que conviven en el hogar todos mayores de 24 años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Pareja con algún hijo de un solo miembro y además alguno de los hijos menor de 25 años (4.2.1)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Pareja con algún hijo de un solo miembro que conviven en el hogar todos mayores de 25 años (4.2.2)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Pareja con algún hijo menor de 25 años y otras personas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Madre/padre con algún hijo menor de 25 años y otras personas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Pareja o Madre/padre con algún hijo todos mayores de 24 años y otras personas.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Pareja sin hijos y otros familiares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Pareja sin hijos y otras personas alguna de ellas no tiene relación de parentesco con la parej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Personas que no forman pareja y si tienen parentesco es distinto de padre e hijo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Otros (más de un núcleo)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ENSO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Hogar con una mujer sola menor de 65 años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Hogar con un hombre solo menor de 65 años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Hogar con una mujer sola de 65 años o más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Hogar con un hombre solo de 65 años o más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Hogar con un solo progenitor que convive con algún hijo menor de 25 años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Hogar con un solo progenitor que convive con todos sus hijos de 25 años o más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Hogar formado por pareja sin hijos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Otro tipo de hogar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Hogar formado por pareja con hijos en donde algún hijo es menor de 25 años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Hogar formado por pareja con hijos en donde todos los hijos de 25 años o más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Hogar formado por pareja o un solo progenitor que convive con algún hijo menor de 25 años y otra(s) persona(a)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Hogar unipersonal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Hogar de una familia sin otras personas adicionales y sólo un núcleo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Hogar multipersonal pero que no forma familia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Hogar de una familia sin otras personas adicionales y ningún núcleo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Hogar de una familia sin otras personas adicionales y un núcleo y otras personas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Hogar de una familia, con otras personas no emparentadas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Hogar de una familia sin otras personas adicionales y dos núcleos o más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Hogar de dos o más familias</text:p>
          </table:table-cell>
        </table:table-row>
      </table:table>
      <table:table table:name="case typ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AEA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string" calcext:value-type="string">
            <text:p>Hogar unipersonal -65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Persona sola menor de 65 año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string" calcext:value-type="string">
            <text:p>Hogar unipersonal +65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Persona sola de 65 años o má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2" office:value-type="string" calcext:value-type="string" table:number-columns-spanned="1" table:number-rows-spanned="2">
            <text:p>Hogar con un solo +18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Madre/padre solo con algún hijo menor de 25 años</text:p>
          </table:table-cell>
          <table:table-cell table:number-columns-repeated="6"/>
        </table:table-row>
        <table:table-row table:style-name="ro1">
          <table:table-cell table:style-name="ce1"/>
          <table:covered-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Madre/padre solo con algún hijo todos mayores de 24 año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string" calcext:value-type="string">
            <text:p>2+ Adultos y 1 menor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Pareja con hijos de ambos miembros que conviven en el hogar alguno menor de 25 años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Pareja con algún hijo de un solo miembro y además alguno de los hijos menor de 25 años (4.2.1)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Pareja con algún hijo menor de 25 años y otras person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string" calcext:value-type="string">
            <text:p>2+ Adultos y 2 meno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string" calcext:value-type="string">
            <text:p>2+ Adultos y 3+ meno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string" calcext:value-type="string">
            <text:p>2adultos (sin menores y alguno +65)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Pareja con algún hijo de un solo miembro que conviven en el hogar todos mayores de 25 años (4.2.2)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Pareja con hijos de ambos miembros que conviven en el hogar todos mayores de 24 años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Madre/padre con algún hijo menor de 25 años y otras personas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Pareja o Madre/padre con algún hijo todos mayores de 24 años y otras personas.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string" calcext:value-type="string">
            <text:p>3+ adultos (sin menores y alguno +65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string" calcext:value-type="string">
            <text:p>2 adultos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Pareja sin hijos que convivan en el hoga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3+ adultos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Pareja sin hijos y otros familiares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Pareja sin hijos y otras personas alguna de ellas no tiene relación de parentesco con la pareja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Personas que no forman pareja y si tienen parentesco es distinto de padre e hijo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Otros (más de un núcleo)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CH</text:p>
          </table:table-cell>
          <table:table-cell table:number-columns-repeated="9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CENSO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gar con una mujer sola menor de 65 año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gar con un hombre solo menor de 65 año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gar con una mujer sola de 65 años o má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gar con un hombre solo de 65 años o má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gar con un solo progenitor que convive con algún hijo menor de 25 años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gar con un solo progenitor que convive con todos sus hijos de 25 años o más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gar formado por pareja sin hijos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tro tipo de hogar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gar formado por pareja con hijos en donde algún hijo es menor de 25 año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gar formado por pareja con hijos en donde todos los hijos de 25 años o más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gar formado por pareja o un solo progenitor que convive con algún hijo menor de 25 años y otra(s) persona(a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gar unipersona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gar de una familia sin otras personas adicionales y sólo un núcleo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gar multipersonal pero que no forma famili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gar de una familia sin otras personas adicionales y ningún núcleo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gar de una familia sin otras personas adicionales y un núcleo y otras personas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gar de una familia, con otras personas no emparentadas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gar de una familia sin otras personas adicionales y dos núcleos o más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gar de dos o más familias</text:p>
          </table:table-cell>
          <table:table-cell table:number-columns-repeated="8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TAMTOH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úmero total de personas que residen en el hogar</text:p>
            <text:p>Número &gt; 0</text:p>
          </table:table-cell>
        </table:table-row>
        <table:table-row table:style-name="ro1">
          <table:table-cell office:value-type="string" calcext:value-type="string">
            <text:p>TIPOHO</text:p>
          </table:table-cell>
          <table:table-cell office:value-type="string" calcext:value-type="string">
            <text:p>TipoH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#'Tablas2'.$A$71" xlink:type="simple">Tablas2</text:a></text:p>
          </table:table-cell>
          <table:table-cell office:value-type="string" calcext:value-type="string">
            <text:p>Tipo de hogar </text:p>
          </table:table-cell>
        </table:table-row>
        <table:table-row table:style-name="ro1">
          <table:table-cell office:value-type="string" calcext:value-type="string">
            <text:p>NACHO</text:p>
          </table:table-cell>
          <table:table-cell office:value-type="string" calcext:value-type="string">
            <text:p>TNacH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#'Tablas2'.$A$91" xlink:type="simple">Tablas2</text:a></text:p>
          </table:table-cell>
          <table:table-cell office:value-type="string" calcext:value-type="string">
            <text:p>Nacionalidad del Hogar</text:p>
          </table:table-cell>
        </table:table-row>
        <table:table-row table:style-name="ro1">
          <table:table-cell office:value-type="string" calcext:value-type="string">
            <text:p>NUCLEOFAM</text:p>
          </table:table-cell>
          <table:table-cell office:value-type="string" calcext:value-type="string">
            <text:p>TNucl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#'Tablas2'.$A$99" xlink:type="simple">Tablas2</text:a></text:p>
          </table:table-cell>
          <table:table-cell office:value-type="string" calcext:value-type="string">
            <text:p>Tipo de núcleo familiar</text:p>
          </table:table-cell>
        </table:table-row>
        <table:table-row table:style-name="ro3">
          <table:table-cell office:value-type="string" calcext:value-type="string">
            <text:p>NHIJOP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úmero de hijos de la pareja con hijos y sin otras personas</text:p>
            <text:p>Número &gt; 0</text:p>
          </table:table-cell>
        </table:table-row>
        <table:table-row table:style-name="ro1">
          <table:table-cell office:value-type="string" calcext:value-type="string">
            <text:p>NHIJ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º de hijos en hogares con un núcleo</text:p>
          </table:table-cell>
        </table:table-row>
        <table:table-row table:style-name="ro1">
          <table:table-cell office:value-type="string" calcext:value-type="string">
            <text:p>NHIJOMEN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º de hijos menores de 25 años en hogares con un núcle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2:27:50.312951069</meta:creation-date>
    <dc:date>2024-10-22T03:47:27.952627181</dc:date>
    <meta:editing-duration>PT44M43S</meta:editing-duration>
    <meta:editing-cycles>2</meta:editing-cycles>
    <meta:generator>LibreOffice/24.8.2.1$Linux_X86_64 LibreOffice_project/480$Build-1</meta:generator>
    <meta:document-statistic meta:table-count="3" meta:cell-count="234" meta:object-count="0"/>
  </office:meta>
</office:document-meta>
</file>